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roid Serif" svg:font-family="Droid Serif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Droid Serif" style:font-name-asian="Droid Serif" style:font-name-complex="Droid Serif" fo:color="#007826"/>
    </style:style>
    <style:style style:name="T3" style:parent-style-name="DefaultParagraphFont" style:family="text">
      <style:text-properties style:font-name="Droid Serif" style:font-name-asian="Droid Serif" style:font-name-complex="Droid Serif" fo:color="#FF3333"/>
    </style:style>
    <style:style style:name="T4" style:parent-style-name="DefaultParagraphFont" style:family="text">
      <style:text-properties fo:color="#FF3333"/>
    </style:style>
    <style:style style:name="TableColumn6" style:family="table-column">
      <style:table-column-properties style:column-width="3.4625in" style:use-optimal-column-width="false"/>
    </style:style>
    <style:style style:name="TableColumn7" style:family="table-column">
      <style:table-column-properties style:column-width="3.4708in" style:use-optimal-column-width="false"/>
    </style:style>
    <style:style style:name="Table5" style:family="table">
      <style:table-properties style:width="6.933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 fo:color="#000000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style:snap-to-layout-grid="false" fo:text-align="center"/>
      <style:text-properties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color="#000000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style:snap-to-layout-grid="false" fo:text-align="center"/>
      <style:text-properties fo:font-weight="bold" style:font-weight-asian="bold" style:font-weight-complex="bold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-asian="Liberation Serif" style:font-name-complex="Liberation Serif" fo:color="#000000"/>
    </style:style>
    <style:style style:name="P21" style:parent-style-name="TableContents" style:family="paragraph">
      <style:text-properties style:font-name-asian="Liberation Serif" style:font-name-complex="Liberation Serif" fo:color="#000000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style:snap-to-layout-grid="false" fo:text-align="center"/>
      <style:text-properties fo:color="#FF3333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-asian="Liberation Serif" style:font-name-complex="Liberation Serif" fo:color="#000000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style:snap-to-layout-grid="false" fo:text-align="center"/>
      <style:text-properties fo:color="#FF3333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-asian="Liberation Serif" style:font-name-complex="Liberation Serif" fo:color="#000000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style:snap-to-layout-grid="false" fo:text-align="center"/>
      <style:text-properties fo:color="#FF3333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-asian="Liberation Serif" style:font-name-complex="Liberation Serif" fo:color="#000000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style:snap-to-layout-grid="false" fo:text-align="center"/>
      <style:text-properties fo:color="#FF3333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-asian="Liberation Serif" style:font-name-complex="Liberation Serif" fo:font-weight="bold" style:font-weight-asian="bold" style:font-weight-complex="bold" fo:color="#000000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style:snap-to-layout-grid="false" fo:text-align="center"/>
      <style:text-properties fo:color="#FF3333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-asian="Liberation Serif" style:font-name-complex="Liberation Serif" fo:color="#000000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style:snap-to-layout-grid="false" fo:text-align="center"/>
      <style:text-properties fo:color="#FF3333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style:snap-to-layout-grid="false" fo:text-align="center"/>
      <style:text-properties fo:color="#FF3333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-asian="Liberation Serif" style:font-name-complex="Liberation Serif" fo:color="#000000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style:snap-to-layout-grid="false" fo:text-align="center"/>
      <style:text-properties fo:color="#FF3333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-asian="Liberation Serif" style:font-name-complex="Liberation Serif" fo:color="#000000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style:snap-to-layout-grid="false" fo:text-align="center"/>
      <style:text-properties fo:color="#FF3333"/>
    </style:style>
    <style:style style:name="T64" style:parent-style-name="DefaultParagraphFont" style:family="text">
      <style:text-properties fo:color="#FF3333"/>
    </style:style>
    <style:style style:name="T65" style:parent-style-name="DefaultParagraphFont" style:family="text">
      <style:text-properties fo:color="#FF3333"/>
    </style:style>
    <style:style style:name="T66" style:parent-style-name="DefaultParagraphFont" style:family="text">
      <style:text-properties fo:color="#000000"/>
    </style:style>
    <style:style style:name="P67" style:parent-style-name="Standard" style:family="paragraph">
      <style:text-properties fo:color="#FF3333"/>
    </style:style>
    <style:style style:name="P68" style:parent-style-name="Standard" style:family="paragraph">
      <style:text-properties fo:color="#FF3333"/>
    </style:style>
  </office:automatic-styles>
  <office:body>
    <office:text text:use-soft-page-breaks="true">
      <text:p text:style-name="P1">CS214/ LIS487: Fall 2020<text:tab/><text:tab/><text:s/>Regex Project grading rubric<text:tab/><text:tab/><text:tab/><text:span text:style-name="T2">✔</text:span><text:span text:style-name="T3">✘</text:span></text:p>
      <text:p text:style-name="Standard"/>
      <text:p text:style-name="Standard"/>
      <text:p text:style-name="Standard"/>
      <text:p text:style-name="Standard">Name:<text:s/><text:span text:style-name="T4"><text:s text:c="6"/></text:span></text:p>
      <text:p text:style-name="Standard"/>
      <text:p text:style-name="Standard"><text:s/>13 points for trying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art 1: the play's the thing</text:p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<text:s text:c="3"/>Read in file (1pt)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<text:s text:c="3"/>Use regular expressions<text:s/>to identify different</text:p>
            <text:p text:style-name="P21"><text:s text:c="3"/>parts of the texts (4pts)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 text:c="3"/>Unnecessary HTML: gone (1pt)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 text:c="3"/>Write to file (1pt)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 text:c="4"/>Correct formatting for output (3pts)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Part 2: Data Cleaning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 text:c="4"/>Read in file (1pt)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 text:c="4"/>Use regexes to correctly to clean the data<text:s/>(6pts)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 text:c="4"/>Formatting (2pts)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 text:c="4"/>Write to file (1pt)</text:p>
          </table:table-cell>
          <table:table-cell table:style-name="TableCell62">
            <text:p text:style-name="P63"/>
          </table:table-cell>
        </table:table-row>
      </table:table>
      <text:p text:style-name="Standard"><text:s text:c="43"/><text:span text:style-name="T64"><text:s text:c="22"/></text:span></text:p>
      <text:p text:style-name="Standard"><text:tab/><text:tab/><text:tab/><text:tab/><text:tab/><text:tab/><text:tab/><text:tab/><text:tab/>Total:<text:span text:style-name="T65"><text:s text:c="9"/></text:span><text:span text:style-name="T66">/ 20</text:span></text:p>
      <text:p text:style-name="P67"/>
      <text:p text:style-name="Standard">Comments: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roid Serif" svg:font-family="Droid Serif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ber </meta:initial-creator>
    <dc:creator>Microsoft Office User</dc:creator>
    <meta:creation-date>2020-10-09T14:10:00Z</meta:creation-date>
    <dc:date>2020-10-09T14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89" meta:character-count="599" meta:row-count="4" meta:non-whitespace-character-count="511"/>
  </office:meta>
</office:document-meta>
</file>